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de Generation on the JVM: Writing Code that Writes Code </text:p>
      <text:p text:style-name="Standard">"The Pragmatic Programmer" admonished us all to "write code that writes code": use code generators to increase productivity and avoid duplication. Today's language communities have clearly caught on, as more and more frameworks generate code at compile time: AST Transforms, Project Lombok, Spring Roo, and more. This session reviews these approaches including examples of how and why we'd want to do this. Come see the newest Groovy language tools, look in-depth at production deployed AST Transforms, and view libraries based on these techniques.</text:p>
      <text:p text:style-name="Standard">Audience: developers searching for cutting edge solutions to increasing team velocity. </text:p>
      <text:p text:style-name="Standard">Gain: * summary of code generating libraries * deep look at Groovy tools * expanded view of Java possibilities</text:p>
      <text:p text:style-name="Standard"/>
      <text:p text:style-name="Standard">How it will be covered: </text:p>
      <text:p text:style-name="Standard">The session starts with an overview of emerging technologies that do interesting or surprising things to Java class files or the Java Language: Spring Roo, Project Lombock, and the Spock Framework. This gives the audience a flavor of how AST transforms can vastly change what is considered normal in Java. Then I will dive into the details of how Groovy AST transformations work by starting with a simple example of an embedded DSL and moving to complex examples from the Spock Framework. </text:p>
      <text:p text:style-name="Standard"/>
      <text:p text:style-name="P1">Slimmed Down Software: A Lean, Groovy Approach </text:p>
      <text:p text:style-name="Standard">The Groovy Programming Language advertises itself as an "agile and dynamic Language for the JVM", but what does this mean exactly? This session explains Lean Software Development, and shows how your choice of programming language can help your entire process remain nimble and adaptive. Come learn about the principles of Lean, and see how Groovy and the associated ecosystem help eliminate waste, defer commitment, and build quality into your product. Leave with new ideas about collaboration that both developers and business users will embrace. </text:p>
      <text:p text:style-name="Standard">Audience: Team leads looking for low risk but effective ways to increase velocity. </text:p>
      <text:p text:style-name="Standard">Learn: </text:p>
      <text:p text:style-name="Standard">*to adapt Lean to software development</text:p>
      <text:p text:style-name="Standard">*role of language in agility and process</text:p>
      <text:p text:style-name="Standard">*practical ways to deliver product faster</text:p>
      <text:p text:style-name="Standard"/>
      <text:p text:style-name="Standard">How it will be covered: </text:p>
      <text:p text:style-name="Standard">The session is based around the 7 principles of Lean outlined in “Lean Software Development”. Each principle is correlated with a specific feature, library, or framework from the Groovy ecosystem. The session covers Lean, testing in Groovy, easyb (and BDD), GroovyWS, and Grapes, to name a few. The focus is on how effective Groovy and scripting can enable different stakeholders (development, analysts, and operations) to work together effectively. </text:p>
      <text:p text:style-name="Standard"/>
      <text:p text:style-name="P1">Legacy Code, Groovy, and You </text:p>
      <text:p text:style-name="Standard">Thinking about writing Groovy unit tests for your legacy Java code? This session is an honest discussion about what Groovy will gain you and what it won't. Come learn the engineering practices and tools that you can use to battle tight coupling, monolithic projects, and tangled dependencies, and then decide for yourself whether Groovy is the answer for your project. Plan on returning to work with a vision of what your team can do to write better software. </text:p>
      <text:p text:style-name="Standard">Audience: Developers and leads with a legacy code burden</text:p>
      <text:p text:style-name="Standard">Learn: </text:p>
      <text:p text:style-name="Standard">* Specific, practical ways to make improvements</text:p>
      <text:p text:style-name="Standard">* How to make low risk and avoid high risk changes</text:p>
      <text:p text:style-name="Standard">* New, simple, and pragmatic ideas to make legacy code better</text:p>
      <text:p text:style-name="Standard"><text:soft-page-break/>* best practices on when not to make changes or use Groovy</text:p>
      <text:p text:style-name="Standard"/>
      <text:p text:style-name="Standard">How it will be covered: </text:p>
      <text:p text:style-name="Standard">This presentation honestly discusses the pros and cons learned from several years of legacy code, and how introducing Groovy effected it. The focus is on legacy code best practices and refactorings. The secondary focus is how Groovy will effect a legacy code team: how teams adopt and adapt to Groovy, and what effects Groovy in testing has on production cod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Hamlet D'Arcy</meta:initial-creator>
    <meta:creation-date>2010-03-14T11:16:37</meta:creation-date>
    <dc:date>2010-03-15T15:27:43</dc:date>
    <dc:creator>Hamlet D'Arcy</dc:creator>
    <meta:editing-duration>PT00H59M30S</meta:editing-duration>
    <meta:editing-cycles>38</meta:editing-cycles>
    <meta:generator>OpenOffice.org/3.1$Unix OpenOffice.org_project/310m19$Build-9420</meta:generator>
    <meta:document-statistic meta:table-count="0" meta:image-count="0" meta:object-count="0" meta:page-count="2" meta:paragraph-count="25" meta:word-count="607" meta:character-count="3747"/>
  </office:meta>
</office:document-meta>
</file>